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Heading_20_1">
      <style:text-properties officeooo:rsid="0005e987" officeooo:paragraph-rsid="0005e9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breOffice Format</text:h>
      <text:p text:style-name="Standard"><text:s/></text:p>
      <table:table table:name="Tabelle1" table:style-name="Tabelle1">
        <table:table-column table:style-name="Tabelle1.A"/>
        <table:table-column table:style-name="Tabelle1.B"/>
        <table:table-row table:style-name="TableLine140355212175664"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140355263366624"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Joe Bloggs</text:p>
          </table:table-cell>
        </table:table-row>
        <table:table-row table:style-name="TableLine140355263369648"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Table_20_Contents">42 Main Street</text:p>
          </table:table-cell>
        </table:table-row>
        <table:table-row table:style-name="TableLine140355262721696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258348 Anytown</text:p>
          </table:table-cell>
        </table:table-row>
        <table:table-row table:style-name="TableLine140355262718272"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Table_20_Contents">3208578573</text:p>
          </table:table-cell>
        </table:table-row>
        <table:table-row table:style-name="TableLine140355263368928"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.bloggs@localhost.com</text:p>
          </table:table-cell>
        </table:table-row>
        <table:table-row table:style-name="TableLine140355263373888"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Table_20_Contents">15th August 1991</text:p>
          </table:table-cell>
        </table:table-row>
        <table:table-row table:style-name="TableLine140355263374160"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Table_20_Contents">British</text:p>
          </table:table-cell>
        </table:table-row>
        <table:table-row table:style-name="TableLine14035526337443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140355263374704"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140355263375568">
          <table:table-cell table:style-name="Tabelle1.A1" office:value-type="string">
            <text:p text:style-name="Standard">Jun. 2008 -present</text:p>
          </table:table-cell>
          <table:table-cell table:style-name="Tabelle1.A1" office:value-type="string">
            <text:p text:style-name="Standard">Lorem ipsum dolor sit amet, consetetur sadipscing elitr, sed diam nonumy eirmod tempor invidunt</text:p>
          </table:table-cell>
        </table:table-row>
        <table:table-row table:style-name="TableLine140355263375840">
          <table:table-cell table:style-name="Tabelle1.A1" office:value-type="string">
            <text:p text:style-name="Standard">Feb. 2004 – Nov. 2006</text:p>
          </table:table-cell>
          <table:table-cell table:style-name="Tabelle1.A1" office:value-type="string">
            <text:p text:style-name="Standard">At vero eos et accusam et justo duo dolores et ea rebum. Stet clita kasd gubergren, no sea takimata sanctus est Lorem ipsum dolor sit amet.</text:p>
          </table:table-cell>
        </table:table-row>
        <table:table-row table:style-name="TableLine140355263376112"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leLine140355263376384"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140355263376656">
          <table:table-cell table:style-name="Tabelle1.A1" office:value-type="string">
            <text:p text:style-name="Standard">2010 - present</text:p>
          </table:table-cell>
          <table:table-cell table:style-name="Tabelle1.A1" office:value-type="string">
            <text:p text:style-name="Standard">Msc. Lorem Ipsum at LID University of Applied Sciences</text:p>
          </table:table-cell>
        </table:table-row>
        <table:table-row table:style-name="TableLine140355263376928">
          <table:table-cell table:style-name="Tabelle1.A1" office:value-type="string">
            <text:p text:style-name="Standard">2007 - 2010</text:p>
          </table:table-cell>
          <table:table-cell table:style-name="Tabelle1.A1" office:value-type="string">
            <text:p text:style-name="Standard">Lorem ipsum dolor sit amet, consetetur sadipscing elitr, sed diam, 97%</text:p>
          </table:table-cell>
        </table:table-row>
        <table:table-row table:style-name="TableLine140355263377200">
          <table:table-cell table:style-name="Tabelle1.A1" office:value-type="string">
            <text:p text:style-name="Standard">2005 – 2007</text:p>
          </table:table-cell>
          <table:table-cell table:style-name="Tabelle1.A1" office:value-type="string">
            <text:p text:style-name="Standard">Hec prodere movens adipiscur esse</text:p>
          </table:table-cell>
        </table:table-row>
        <table:table-row table:style-name="TableLine140355263377984"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leLine140355263378256"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140355263378528"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</text:p>
          </table:table-cell>
        </table:table-row>
        <table:table-row table:style-name="TableLine140355263378800">
          <table:table-cell table:style-name="Tabelle1.A1" office:value-type="string">
            <text:p text:style-name="Standard">Programming</text:p>
          </table:table-cell>
          <table:table-cell table:style-name="Tabelle1.A1" office:value-type="string">
            <text:p text:style-name="Standard">C, C++</text:p>
          </table:table-cell>
        </table:table-row>
        <table:table-row table:style-name="TableLine140355263379072"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leLine140355263379344"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140355263379616">
          <table:table-cell table:style-name="Tabelle1.A1" office:value-type="string">
            <text:p text:style-name="Standard">English</text:p>
          </table:table-cell>
          <table:table-cell table:style-name="Tabelle1.A1" office:value-type="string">
            <text:p text:style-name="Standard">Mother tongue</text:p>
          </table:table-cell>
        </table:table-row>
        <table:table-row table:style-name="TableLine140355263379888">
          <table:table-cell table:style-name="Tabelle1.A1" office:value-type="string">
            <text:p text:style-name="Standard">French</text:p>
          </table:table-cell>
          <table:table-cell table:style-name="Tabelle1.A1" office:value-type="string">
            <text:p text:style-name="Standard">Fluent (DELF 2010)</text:p>
          </table:table-cell>
        </table:table-row>
        <table:table-row table:style-name="TableLine140355263380160">
          <table:table-cell table:style-name="Tabelle1.A1" office:value-type="string">
            <text:p text:style-name="Standard">Japanese</text:p>
          </table:table-cell>
          <table:table-cell table:style-name="Tabelle1.A1" office:value-type="string">
            <text:p text:style-name="Standard">Fa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1" fo:font-size="12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meta:creation-date>2022-07-28T19:33:34.966840090</meta:creation-date>
    <meta:editing-cycles>2</meta:editing-cycles>
    <meta:editing-duration>PT57S</meta:editing-duration>
    <dc:title>CV</dc:title>
    <dc:date>2022-07-28T19:34:32.087470850</dc:date>
    <meta:document-statistic meta:table-count="1" meta:image-count="0" meta:object-count="0" meta:page-count="1" meta:paragraph-count="40" meta:word-count="125" meta:character-count="769" meta:non-whitespace-character-count="680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../../../Applications/LibreOffice.app/Contents/Resources/template/common/personal/CV.ott" meta:date="2022-07-28T19:33:34.607078261"/>
  </office:meta>
</office:document-meta>
</file>